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2592c0" officeooo:paragraph-rsid="002592c0"/>
    </style:style>
    <style:style style:name="P2" style:family="paragraph" style:parent-style-name="Table_20_Contents">
      <style:text-properties officeooo:rsid="0024a0ed" officeooo:paragraph-rsid="0024a0ed"/>
    </style:style>
    <style:style style:name="P3" style:family="paragraph" style:parent-style-name="Standard">
      <style:text-properties officeooo:rsid="00239fe9" officeooo:paragraph-rsid="00239fe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Some Heading</text:p>
          </table:table-cell>
        </table:table-row>
        <table:table-row>
          <table:table-cell table:style-name="Table1.A2" office:value-type="string">
            <text:p text:style-name="P2">@beforerow@foreach($items as $item)@endbeforerow{{ $item }}@afterrow@endforeach@endafterrow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14:24:56.038025532</meta:creation-date>
    <dc:date>2025-10-19T14:09:44.757670352</dc:date>
    <meta:editing-duration>PT15M5S</meta:editing-duration>
    <meta:editing-cycles>7</meta:editing-cycles>
    <meta:generator>LibreOffice/24.8.2.1$MacOSX_AARCH64 LibreOffice_project/0f794b6e29741098670a3b95d60478a65d05ef13</meta:generator>
    <meta:document-statistic meta:table-count="1" meta:image-count="0" meta:object-count="0" meta:page-count="1" meta:paragraph-count="2" meta:word-count="7" meta:character-count="103" meta:non-whitespace-character-count="98"/>
  </office:meta>
</office:document-meta>
</file>